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E400028F.svm" manifest:media-type="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15T14:39:53.907690744</dc:date>
    <meta:editing-duration>PT12M8S</meta:editing-duration>
    <meta:editing-cycles>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A000000DF000000DF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094cm" svg:y="6.627cm" style:legend-expansion="custom" chartooo:width="4.934cm" chartooo:height="1.771cm" style:legend-expansion-aspect-ratio="2.78599661208357" chart:style-name="ch2"/>
        <chart:plot-area chart:style-name="ch3" chart:data-source-has-labels="both" svg:x="0.765cm" svg:y="0.18cm" svg:width="13.754cm" svg:height="9.197cm">
          <chartooo:coordinate-region svg:x="1.757cm" svg:y="0.419cm" svg:width="12.39cm" svg:height="8.232cm"/>
          <chart:axis chart:dimension="x" chart:name="primary-x" chart:style-name="ch4" chartooo:axis-type="auto">
            <chart:title svg:x="7.148cm" svg:y="9.293cm" chart:style-name="ch5">
              <text:p>Time</text:p>
            </chart:title>
            <chart:categories table:cell-range-address="local-table.$A$2:.$A$6"/>
          </chart:axis>
          <chart:axis chart:dimension="y" chart:name="primary-y" chart:style-name="ch4">
            <chart:title svg:x="0cm" svg:y="5.576cm" chart:style-name="ch6">
              <text:p>Memory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9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OMs</text:p>
              </table:table-cell>
              <table:table-cell office:value-type="string">
                <text:p/>
              </table:table-cell>
              <table:table-cell office:value-type="string">
                <text:p>HOMs (Selective Only)</text:p>
              </table:table-cell>
              <table:table-cell office:value-type="string">
                <text:p/>
              </table:table-cell>
              <table:table-cell office:value-type="string">
                <text:p>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8622996619672">
                <text:p>0.938622996619672</text:p>
              </table:table-cell>
              <table:table-cell office:value-type="float" office:value="0.957039">
                <text:p>0.957039</text:p>
              </table:table-cell>
              <table:table-cell office:value-type="float" office:value="0.96491">
                <text:p>0.96491</text:p>
              </table:table-cell>
              <table:table-cell office:value-type="float" office:value="0.980697">
                <text:p>0.980697</text:p>
              </table:table-cell>
              <table:table-cell office:value-type="float" office:value="1">
                <text:p>1</text:p>
              </table:table-cell>
              <table:table-cell office:value-type="float" office:value="0.975142">
                <text:p>0.975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687822193383">
                <text:p>0.933687822193383</text:p>
              </table:table-cell>
              <table:table-cell office:value-type="float" office:value="0.957444">
                <text:p>0.957444</text:p>
              </table:table-cell>
              <table:table-cell office:value-type="float" office:value="0.937672">
                <text:p>0.937672</text:p>
              </table:table-cell>
              <table:table-cell office:value-type="float" office:value="0.981491">
                <text:p>0.981491</text:p>
              </table:table-cell>
              <table:table-cell office:value-type="float" office:value="0.976712883390204">
                <text:p>0.976712883390204</text:p>
              </table:table-cell>
              <table:table-cell office:value-type="float" office:value="1.021075">
                <text:p>1.021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2582">
                <text:p>0.932582</text:p>
              </table:table-cell>
              <table:table-cell office:value-type="float" office:value="0.982032">
                <text:p>0.982032</text:p>
              </table:table-cell>
              <table:table-cell office:value-type="float" office:value="0.934823">
                <text:p>0.934823</text:p>
              </table:table-cell>
              <table:table-cell office:value-type="float" office:value="0.982032">
                <text:p>0.982032</text:p>
              </table:table-cell>
              <table:table-cell office:value-type="float" office:value="0.977739669365184">
                <text:p>0.977739669365184</text:p>
              </table:table-cell>
              <table:table-cell office:value-type="float" office:value="0.981491">
                <text:p>0.981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3198410136383">
                <text:p>0.913198410136383</text:p>
              </table:table-cell>
              <table:table-cell office:value-type="float" office:value="0.98323">
                <text:p>0.98323</text:p>
              </table:table-cell>
              <table:table-cell office:value-type="float" office:value="0.932582">
                <text:p>0.932582</text:p>
              </table:table-cell>
              <table:table-cell office:value-type="float" office:value="0.99973">
                <text:p>0.99973</text:p>
              </table:table-cell>
              <table:table-cell office:value-type="float" office:value="0.976831620725699">
                <text:p>0.976831620725699</text:p>
              </table:table-cell>
              <table:table-cell office:value-type="float" office:value="0.99973">
                <text:p>0.99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949979326114">
                <text:p>0.901949979326114</text:p>
              </table:table-cell>
              <table:table-cell office:value-type="float" office:value="1.000811">
                <text:p>1.0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